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co5" style:family="table-column">
      <style:table-column-properties fo:break-before="auto" style:column-width="2.96875in"/>
    </style:style>
    <style:style style:name="co6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"/>
        <table:table-column table:style-name="co6" table:default-cell-style-name="ce15"/>
        <table:table-column table:style-name="co1" table:default-cell-style-name="ce15" table:number-columns-repeated="244"/>
        <table:table-row table:style-name="ro2">
          <table:table-cell table:style-name="ce21"/>
          <table:table-cell table:style-name="ce21" table:number-columns-spanned="6" table:number-rows-spanned="1" office:value-type="string">
            <text:p>Number of Arrests</text:p>
          </table:table-cell>
          <table:covered-table-cell table:number-columns-repeated="5"/>
          <table:table-cell table:style-name="ce22" table:number-columns-spanned="1" table:number-rows-spanned="2" office:value-type="string">
            <text:p>Percent Change 2006-2010</text:p>
          </table:table-cell>
          <table:table-cell table:style-name="ce22" table:number-columns-spanned="1" table:number-rows-spanned="2" office:value-type="string">
            <text:p>Percent Distibution Total</text:p>
          </table:table-cell>
          <table:table-cell table:number-columns-repeated="4" table:style-name="ce23"/>
          <table:table-cell table:number-columns-repeated="6" table:style-name="ce21"/>
        </table:table-row>
        <table:table-row table:style-name="ro2">
          <table:table-cell table:style-name="ce21" office:value-type="string">
            <text:p>Most Serious Arrest Offense</text:p>
          </table:table-cell>
          <table:table-cell table:style-name="ce22" office:value-type="float" office:value="2006">
            <text:p>2,006</text:p>
          </table:table-cell>
          <table:table-cell table:style-name="ce22" office:value-type="float" office:value="2007">
            <text:p>2,007</text:p>
          </table:table-cell>
          <table:table-cell table:style-name="ce22" office:value-type="float" office:value="2008">
            <text:p>2,008</text:p>
          </table:table-cell>
          <table:table-cell table:style-name="ce22" office:value-type="float" office:value="2009">
            <text:p>2,009</text:p>
          </table:table-cell>
          <table:table-cell table:style-name="ce22" office:value-type="float" office:value="2010">
            <text:p>2,010</text:p>
          </table:table-cell>
          <table:table-cell table:style-name="ce21" office:value-type="string">
            <text:p>Total</text:p>
          </table:table-cell>
          <table:covered-table-cell/>
          <table:covered-table-cell/>
          <table:table-cell table:number-columns-repeated="3" table:style-name="ce22"/>
          <table:table-cell table:style-name="ce21"/>
          <table:table-cell table:number-columns-repeated="5" table:style-name="ce22"/>
          <table:table-cell table:style-name="ce21"/>
        </table:table-row>
        <table:table-row table:style-name="ro2">
          <table:table-cell table:style-name="ce22" office:value-type="string">
            <text:p>Homicide Offenses 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8">
            <text:p>28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78">
            <text:p>178</text:p>
          </table:table-cell>
          <table:table-cell table:style-name="ce21" table:formula="oooc:=+7.7" office:value-type="string">
            <text:p>7.7</text:p>
          </table:table-cell>
          <table:table-cell table:style-name="ce24" office:value-type="percentage" office:value="0.002">
            <text:p>0.2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2" office:value-type="string">
            <text:p>Murder and Non-negligent Manslaughter 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7">
            <text:p>27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67">
            <text:p>167</text:p>
          </table:table-cell>
          <table:table-cell table:style-name="ce21" table:formula="oooc:=+2.7" office:value-type="string">
            <text:p>2.7</text:p>
          </table:table-cell>
          <table:table-cell table:style-name="ce24" office:value-type="percentage" office:value="0.002">
            <text:p>0.2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2" office:value-type="string">
            <text:p>Negligent Manslaughter 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table:formula="oooc:=+100" office:value-type="string">
            <text:p>100</text:p>
          </table:table-cell>
          <table:table-cell table:style-name="ce24" office:value-type="percentage" office:value="0">
            <text:p>0.0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2" office:value-type="string">
            <text:p>Justifiable Homicide </text:p>
          </table:table-cell>
          <table:table-cell table:style-name="ce22" office:value-type="string">
            <text:p>na </text:p>
          </table:table-cell>
          <table:table-cell table:style-name="ce22" office:value-type="string">
            <text:p>na </text:p>
          </table:table-cell>
          <table:table-cell table:style-name="ce22" office:value-type="string">
            <text:p>na </text:p>
          </table:table-cell>
          <table:table-cell table:style-name="ce22" office:value-type="string">
            <text:p>na </text:p>
          </table:table-cell>
          <table:table-cell table:style-name="ce21" office:value-type="string">
            <text:p>na </text:p>
          </table:table-cell>
          <table:table-cell table:style-name="ce21" office:value-type="string">
            <text:p>na </text:p>
          </table:table-cell>
          <table:table-cell table:style-name="ce21" office:value-type="string">
            <text:p>na </text:p>
          </table:table-cell>
          <table:table-cell table:style-name="ce21" office:value-type="string">
            <text:p>na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2" office:value-type="string">
            <text:p>Sexual Assault Offenses 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291">
            <text:p>291</text:p>
          </table:table-cell>
          <table:table-cell table:style-name="ce21" office:value-type="float" office:value="339">
            <text:p>339</text:p>
          </table:table-cell>
          <table:table-cell table:style-name="ce22" office:value-type="float" office:value="1524">
            <text:p>1,524</text:p>
          </table:table-cell>
          <table:table-cell table:style-name="ce21" table:formula="oooc:=+20.6" office:value-type="string">
            <text:p>20.6</text:p>
          </table:table-cell>
          <table:table-cell table:style-name="ce24" office:value-type="percentage" office:value="0.019">
            <text:p>1.9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2" office:value-type="string">
            <text:p>Forcible Sexual Assault 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1464">
            <text:p>1,464</text:p>
          </table:table-cell>
          <table:table-cell table:style-name="ce21" table:formula="oooc:=+22.2" office:value-type="string">
            <text:p>22.2</text:p>
          </table:table-cell>
          <table:table-cell table:style-name="ce24" office:value-type="percentage" office:value="0.018">
            <text:p>1.8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2" office:value-type="string">
            <text:p>Forcible Rape 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75">
            <text:p>75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-6.3">
            <text:p>-6.3</text:p>
          </table:table-cell>
          <table:table-cell table:style-name="ce24" office:value-type="percentage" office:value="0.005">
            <text:p>0.5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2" office:value-type="string">
            <text:p>Forcible Sodomy 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67">
            <text:p>267</text:p>
          </table:table-cell>
          <table:table-cell table:style-name="ce21" table:formula="oooc:=+20" office:value-type="string">
            <text:p>20</text:p>
          </table:table-cell>
          <table:table-cell table:style-name="ce24" office:value-type="percentage" office:value="0.003">
            <text:p>0.30%</text:p>
          </table:table-cell>
          <table:table-cell table:number-columns-repeated="2" table:style-name="ce21"/>
          <table:table-cell table:style-name="ce26"/>
          <table:table-cell table:number-columns-repeated="2" table:style-name="ce24"/>
        </table:table-row>
        <table:table-row table:style-name="ro2">
          <table:table-cell table:style-name="ce22" office:value-type="string">
            <text:p>Sexual Assault With An Object 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9">
            <text:p>29</text:p>
          </table:table-cell>
          <table:table-cell table:style-name="ce21" office:value-type="float" office:value="123">
            <text:p>123</text:p>
          </table:table-cell>
          <table:table-cell table:style-name="ce21" table:formula="oooc:=+52.6" office:value-type="string">
            <text:p>52.6</text:p>
          </table:table-cell>
          <table:table-cell table:style-name="ce24" office:value-type="percentage" office:value="0.002">
            <text:p>0.2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2" office:value-type="string">
            <text:p>Forcible Fondling 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67">
            <text:p>167</text:p>
          </table:table-cell>
          <table:table-cell table:style-name="ce21" office:value-type="float" office:value="674">
            <text:p>674</text:p>
          </table:table-cell>
          <table:table-cell table:style-name="ce21" table:formula="oooc:=+36.9" office:value-type="string">
            <text:p>36.9</text:p>
          </table:table-cell>
          <table:table-cell table:style-name="ce24" office:value-type="percentage" office:value="0.008">
            <text:p>0.8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2" office:value-type="string">
            <text:p>Non-Forcible Sexual Assault 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">
            <text:p>14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-6.7">
            <text:p>-6.7</text:p>
          </table:table-cell>
          <table:table-cell table:style-name="ce24" office:value-type="percentage" office:value="0.001">
            <text:p>0.1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2" office:value-type="string">
            <text:p>Incest 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-72.7">
            <text:p>-72.7</text:p>
          </table:table-cell>
          <table:table-cell table:style-name="ce24" office:value-type="percentage" office:value="0">
            <text:p>0.0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2" office:value-type="string">
            <text:p>Statutory Rape 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1" table:formula="oooc:=+175" office:value-type="string">
            <text:p>175</text:p>
          </table:table-cell>
          <table:table-cell table:style-name="ce24" office:value-type="percentage" office:value="0">
            <text:p>0.0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2" office:value-type="string">
            <text:p>Robbery 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39">
            <text:p>139</text:p>
          </table:table-cell>
          <table:table-cell table:style-name="ce21" office:value-type="float" office:value="-25">
            <text:p>-25</text:p>
          </table:table-cell>
          <table:table-cell table:style-name="ce24" office:value-type="percentage" office:value="0.002">
            <text:p>0.20%</text:p>
          </table:table-cell>
          <table:table-cell table:number-columns-repeated="2" table:style-name="ce21"/>
          <table:table-cell table:style-name="ce26"/>
          <table:table-cell table:number-columns-repeated="2" table:style-name="ce24"/>
        </table:table-row>
        <table:table-row table:style-name="ro2">
          <table:table-cell table:style-name="ce22" office:value-type="string">
            <text:p>Assault Offenses</text:p>
          </table:table-cell>
          <table:table-cell table:style-name="ce22" office:value-type="float" office:value="14506">
            <text:p>14,506</text:p>
          </table:table-cell>
          <table:table-cell table:style-name="ce22" office:value-type="float" office:value="15079">
            <text:p>15,079</text:p>
          </table:table-cell>
          <table:table-cell table:style-name="ce22" office:value-type="float" office:value="15234">
            <text:p>15,234</text:p>
          </table:table-cell>
          <table:table-cell table:style-name="ce22" office:value-type="float" office:value="15693">
            <text:p>15,693</text:p>
          </table:table-cell>
          <table:table-cell table:style-name="ce22" office:value-type="float" office:value="16903">
            <text:p>16,903</text:p>
          </table:table-cell>
          <table:table-cell table:style-name="ce22" office:value-type="float" office:value="77415">
            <text:p>77,415</text:p>
          </table:table-cell>
          <table:table-cell table:style-name="ce21" table:formula="oooc:=+16.5" office:value-type="string">
            <text:p>16.5</text:p>
          </table:table-cell>
          <table:table-cell table:style-name="ce24" office:value-type="percentage" office:value="0.964">
            <text:p>96.4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2" office:value-type="string">
            <text:p>Aggravated Assault </text:p>
          </table:table-cell>
          <table:table-cell table:style-name="ce22" office:value-type="float" office:value="945">
            <text:p>945</text:p>
          </table:table-cell>
          <table:table-cell table:style-name="ce22" office:value-type="float" office:value="905">
            <text:p>905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879">
            <text:p>879</text:p>
          </table:table-cell>
          <table:table-cell table:style-name="ce22" office:value-type="float" office:value="871">
            <text:p>871</text:p>
          </table:table-cell>
          <table:table-cell table:style-name="ce22" office:value-type="float" office:value="4483">
            <text:p>4,483</text:p>
          </table:table-cell>
          <table:table-cell table:style-name="ce21" office:value-type="float" office:value="-7.8">
            <text:p>-7.8</text:p>
          </table:table-cell>
          <table:table-cell table:style-name="ce24" office:value-type="percentage" office:value="0.056">
            <text:p>5.6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2" office:value-type="string">
            <text:p>Simple Assault </text:p>
          </table:table-cell>
          <table:table-cell table:style-name="ce22" office:value-type="float" office:value="13338">
            <text:p>13,338</text:p>
          </table:table-cell>
          <table:table-cell table:style-name="ce22" office:value-type="float" office:value="13948">
            <text:p>13,948</text:p>
          </table:table-cell>
          <table:table-cell table:style-name="ce22" office:value-type="float" office:value="14092">
            <text:p>14,092</text:p>
          </table:table-cell>
          <table:table-cell table:style-name="ce22" office:value-type="float" office:value="14548">
            <text:p>14,548</text:p>
          </table:table-cell>
          <table:table-cell table:style-name="ce22" office:value-type="float" office:value="15774">
            <text:p>15,774</text:p>
          </table:table-cell>
          <table:table-cell table:style-name="ce22" office:value-type="float" office:value="71700">
            <text:p>71,700</text:p>
          </table:table-cell>
          <table:table-cell table:style-name="ce21" table:formula="oooc:=+18.3" office:value-type="string">
            <text:p>18.3</text:p>
          </table:table-cell>
          <table:table-cell table:style-name="ce24" office:value-type="percentage" office:value="0.893">
            <text:p>89.3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2" office:value-type="string">
            <text:p>Intimidation (includes Stalking) 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1232">
            <text:p>1,232</text:p>
          </table:table-cell>
          <table:table-cell table:style-name="ce21" table:formula="oooc:=+15.7" office:value-type="string">
            <text:p>15.7</text:p>
          </table:table-cell>
          <table:table-cell table:style-name="ce24" office:value-type="percentage" office:value="0.015">
            <text:p>1.5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2" office:value-type="string">
            <text:p>Kidnapping/Abduction 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1079">
            <text:p>1,079</text:p>
          </table:table-cell>
          <table:table-cell table:style-name="ce21" table:formula="oooc:=+13.1" office:value-type="string">
            <text:p>13.1</text:p>
          </table:table-cell>
          <table:table-cell table:style-name="ce24" office:value-type="percentage" office:value="0.013">
            <text:p>1.3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2" office:value-type="string">
            <text:p>Total </text:p>
          </table:table-cell>
          <table:table-cell table:style-name="ce22" office:value-type="float" office:value="15057">
            <text:p>15,057</text:p>
          </table:table-cell>
          <table:table-cell table:style-name="ce22" office:value-type="float" office:value="15643">
            <text:p>15,643</text:p>
          </table:table-cell>
          <table:table-cell table:style-name="ce22" office:value-type="float" office:value="15833">
            <text:p>15,833</text:p>
          </table:table-cell>
          <table:table-cell table:style-name="ce22" office:value-type="float" office:value="16269">
            <text:p>16,269</text:p>
          </table:table-cell>
          <table:table-cell table:style-name="ce22" office:value-type="float" office:value="17533">
            <text:p>17,533</text:p>
          </table:table-cell>
          <table:table-cell table:style-name="ce22" office:value-type="float" office:value="80335">
            <text:p>80,335</text:p>
          </table:table-cell>
          <table:table-cell table:style-name="ce21" table:formula="oooc:=+16.4" office:value-type="string">
            <text:p>16.4</text:p>
          </table:table-cell>
          <table:table-cell table:style-name="ce24" office:value-type="percentage" office:value="1">
            <text:p>100.00%</text:p>
          </table:table-cell>
          <table:table-cell table:number-columns-repeated="2" table:style-name="ce21"/>
        </table:table-row>
        <table:table-row table:style-name="ro2">
          <table:table-cell table:number-columns-repeated="6" table:style-name="ce21"/>
          <table:table-cell table:style-name="ce22"/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number-columns-repeated="5" table:style-name="ce22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2" table:style-name="ce21"/>
          <table:table-cell table:number-columns-repeated="5" table:style-name="ce22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style-name="ce21"/>
          <table:table-cell table:number-columns-repeated="5" table:style-name="ce22"/>
          <table:table-cell table:number-columns-repeated="5" table:style-name="ce21"/>
        </table:table-row>
        <table:table-row table:style-name="ro2">
          <table:table-cell table:style-name="ce21"/>
          <table:table-cell table:number-columns-repeated="5" table:style-name="ce22"/>
          <table:table-cell table:number-columns-repeated="5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